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3fc9" officeooo:paragraph-rsid="000b3fc9"/>
    </style:style>
    <style:style style:name="T1" style:family="text">
      <style:text-properties officeooo:rsid="000b54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!</text:p>
      <text:p text:style-name="P1"/>
      <text:p text:style-name="P1">This is my introduction-<text:span text:style-name="T1">2</text:span> to GitHub Desktop on Linux.</text:p>
      <text:p text:style-name="P1"/>
      <text:p text:style-name="P1">Regards,</text:p>
      <text:p text:style-name="P1">Lopamud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2:48:20.727656032</meta:creation-date>
    <dc:date>2017-01-31T21:53:34.324276108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13" meta:character-count="82" meta:non-whitespace-character-count="73"/>
  </office:meta>
</office:document-meta>
</file>